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b536da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b536da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b536da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b536da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<text:soft-page-break/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. RL1: =009404</text:p>
      <text:p text:style-name="P2">Won't what?</text:p>
      <text:p text:style-name="P2">_</text:p>
      <text:p text:style-name="P2">2. RL2; RxLa1: =009405</text:p>
      <text:p text:style-name="P2">I'm a little unclear on that myself.</text:p>
      <text:p text:style-name="P2">Jaspers hasn't been especially descriptive.</text:p>
      <text:p text:style-name="P2">You had a funeral for me?</text:p>
      <text:p text:style-name="P2">That was nice of you.</text:p>
      <text:p text:style-name="P2">_</text:p>
      <text:p text:style-name="P2">3. DS1; RxLa2; RL3: =009406</text:p>
      <text:p text:style-name="P2">I don't know, Dave.</text:p>
      <text:p text:style-name="P2">I have advanced seer powers, and the newly acquired insight of a mystical guide.</text:p>
      <text:p text:style-name="P2"><text:soft-page-break/>And even I'm stumped about this turn of events.</text:p>
      <text:p text:style-name="P2">Well,</text:p>
      <text:p text:style-name="P2">It's nice to be back, after such a spectacular sequence of tragic events.</text:p>
      <text:p text:style-name="P2">Even though I have no memory of having been gone for long.</text:p>
      <text:p text:style-name="P2">But I also understand I am now the Subordinate Rose.</text:p>
      <text:p text:style-name="P2">So with respect to my ongoing role, I will have to defer to Real Rose.</text:p>
      <text:p text:style-name="P2">I don't want to step on anyone's toes.</text:p>
      <text:p text:style-name="P2">Then again, I don't have feet anymore.</text:p>
      <text:p text:style-name="P2">It's also worth pointing out that my programming as a sprite informs me that I exist at the pleasure of the player who released my kernel.</text:p>
      <text:p text:style-name="P2">So, Roxy. What do you think I should do? </text:p>
      <text:p text:style-name="P2">_</text:p>
      <text:p text:style-name="P2">4. VS1: =009429</text:p>
      <text:p text:style-name="P2">I think I can handle that.</text:p>
      <text:p text:style-name="P2">Yes.</text:p>
      <text:p text:style-name="P2">I'm quite mobile in this new form.</text:p>
      <text:p text:style-name="P2">Also I think my abilities will help with forecasting the optimal network to lay out, along with helping Jane coordinate her routes during battle.</text:p>
      <text:p text:style-name="P2">Plus, I have to admit.</text:p>
      <text:p text:style-name="P2">I kind of relish the idea of being a "less relevant" party member.</text:p>
      <text:p text:style-name="P2">Particularly since I think it is inherently true now.</text:p>
      <text:p text:style-name="P2">_</text:p>
      <text:p text:style-name="P2">5. JE1; RL4: =009485</text:p>
      <text:p text:style-name="P2">Something tells me the good Viceroy has been busy.</text:p>
      <text:p text:style-name="P2">I sense he's been... scheming.</text:p>
      <text:p text:style-name="P2"><text:soft-page-break/>Plotting.</text:p>
      <text:p text:style-name="P2">Biding his time.</text:p>
      <text:p text:style-name="P2">Accruing dark legions.</text:p>
      <text:p text:style-name="P2">Yeah.</text:p>
      <text:p text:style-name="P2">_</text:p>
      <text:p text:style-name="P2">6. JC1; RL5: =009486</text:p>
      <text:p text:style-name="P2">:D</text:p>
      <text:p text:style-name="P2">(Rose Prime, I believe you may have just been owned.)</text:p>
      <text:p text:style-name="P2">_</text:p>
      <text:p text:style-name="P2">7. RL6; RxLa3; JS1: =009487</text:p>
      <text:p text:style-name="P2">Same!</text:p>
      <text:p text:style-name="P2">I'm pretty sure I have experience performing literally the exact same task, in a slightly different context.</text:p>
      <text:p text:style-name="P2">So maybe I can double assist?</text:p>
      <text:p text:style-name="P2">Jaspers, what are you...</text:p>
      <text:p text:style-name="P2">Jaspers, no,</text:p>
      <text:p text:style-name="P2">No, don't!</text:p>
      <text:p text:style-name="P2">_</text:p>
      <text:p text:style-name="P2">8. JS2: =009488</text:p>
      <text:p text:style-name="P2">JASPERS, NOOOOO!</text:p>
      <text:p text:style-name="P2">_</text:p>
      <text:p text:style-name="P2">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14" meta:word-count="477" meta:character-count="2176"/>
    <meta:generator>OpenOffice/4.1.2$Win32 OpenOffice.org_project/412m3$Build-9782</meta:generator>
  </office:meta>
</office:document-meta>
</file>